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, см</text:p>
          </table:table-cell>
          <table:table-cell office:value-type="string" calcext:value-type="string">
            <text:p>T, с</text:p>
          </table:table-cell>
          <table:table-cell/>
          <table:table-cell office:value-type="string" calcext:value-type="string">
            <text:p>N = 100</text:p>
          </table:table-cell>
          <table:table-cell/>
          <table:table-cell office:value-type="string" calcext:value-type="string">
            <text:p>T^2*a, с^2*см</text:p>
          </table:table-cell>
          <table:table-cell office:value-type="string" calcext:value-type="string">
            <text:p>a^2, см^2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5381" calcext:value-type="float">
            <text:p>1,5381</text:p>
          </table:table-cell>
          <table:table-cell/>
          <table:table-cell table:formula="of:=[.B2]*100" office:value-type="float" office:value="153.81" calcext:value-type="float">
            <text:p>153,81</text:p>
          </table:table-cell>
          <table:table-cell/>
          <table:table-cell table:formula="of:=[.B2]*[.B2]*[.A2]" office:value-type="float" office:value="87.53280957" calcext:value-type="float">
            <text:p>87,53280957</text:p>
          </table:table-cell>
          <table:table-cell table:formula="of:=[.A2]*[.A2]" office:value-type="float" office:value="1369" calcext:value-type="float">
            <text:p>1369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5253" calcext:value-type="float">
            <text:p>1,5253</text:p>
          </table:table-cell>
          <table:table-cell/>
          <table:table-cell table:formula="of:=[.B3]*100" office:value-type="float" office:value="152.53" calcext:value-type="float">
            <text:p>152,53</text:p>
          </table:table-cell>
          <table:table-cell/>
          <table:table-cell table:formula="of:=[.B3]*[.B3]*[.A3]" office:value-type="float" office:value="79.10236306" calcext:value-type="float">
            <text:p>79,10236306</text:p>
          </table:table-cell>
          <table:table-cell table:formula="of:=[.A3]*[.A3]" office:value-type="float" office:value="1156" calcext:value-type="float">
            <text:p>1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5156" calcext:value-type="float">
            <text:p>1,5156</text:p>
          </table:table-cell>
          <table:table-cell/>
          <table:table-cell table:formula="of:=[.B4]*100" office:value-type="float" office:value="151.56" calcext:value-type="float">
            <text:p>151,56</text:p>
          </table:table-cell>
          <table:table-cell/>
          <table:table-cell table:formula="of:=[.B4]*[.B4]*[.A4]" office:value-type="float" office:value="68.9113008" calcext:value-type="float">
            <text:p>68,9113008</text:p>
          </table:table-cell>
          <table:table-cell table:formula="of:=[.A4]*[.A4]"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5219" calcext:value-type="float">
            <text:p>1,5219</text:p>
          </table:table-cell>
          <table:table-cell/>
          <table:table-cell table:formula="of:=[.B5]*100" office:value-type="float" office:value="152.19" calcext:value-type="float">
            <text:p>152,19</text:p>
          </table:table-cell>
          <table:table-cell/>
          <table:table-cell table:formula="of:=[.B5]*[.B5]*[.A5]" office:value-type="float" office:value="57.90449025" calcext:value-type="float">
            <text:p>57,90449025</text:p>
          </table:table-cell>
          <table:table-cell table:formula="of:=[.A5]*[.A5]" office:value-type="float" office:value="625" calcext:value-type="float">
            <text:p>62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5657" calcext:value-type="float">
            <text:p>1,5657</text:p>
          </table:table-cell>
          <table:table-cell/>
          <table:table-cell table:formula="of:=[.B6]*100" office:value-type="float" office:value="156.57" calcext:value-type="float">
            <text:p>156,57</text:p>
          </table:table-cell>
          <table:table-cell/>
          <table:table-cell table:formula="of:=[.B6]*[.B6]*[.A6]" office:value-type="float" office:value="49.0283298" calcext:value-type="float">
            <text:p>49,0283298</text:p>
          </table:table-cell>
          <table:table-cell table:formula="of:=[.A6]*[.A6]" office:value-type="float" office:value="400" calcext:value-type="float">
            <text:p>4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794" calcext:value-type="float">
            <text:p>1,6794</text:p>
          </table:table-cell>
          <table:table-cell/>
          <table:table-cell table:formula="of:=[.B7]*100" office:value-type="float" office:value="167.94" calcext:value-type="float">
            <text:p>167,94</text:p>
          </table:table-cell>
          <table:table-cell/>
          <table:table-cell table:formula="of:=[.B7]*[.B7]*[.A7]" office:value-type="float" office:value="42.3057654" calcext:value-type="float">
            <text:p>42,3057654</text:p>
          </table:table-cell>
          <table:table-cell table:formula="of:=[.A7]*[.A7]"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7519" calcext:value-type="float">
            <text:p>1,7519</text:p>
          </table:table-cell>
          <table:table-cell/>
          <table:table-cell table:formula="of:=[.B8]*100" office:value-type="float" office:value="175.19" calcext:value-type="float">
            <text:p>175,19</text:p>
          </table:table-cell>
          <table:table-cell/>
          <table:table-cell table:formula="of:=[.B8]*[.B8]*[.A8]" office:value-type="float" office:value="39.89899693" calcext:value-type="float">
            <text:p>39,89899693</text:p>
          </table:table-cell>
          <table:table-cell table:formula="of:=[.A8]*[.A8]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6013" calcext:value-type="float">
            <text:p>1,6013</text:p>
          </table:table-cell>
          <table:table-cell/>
          <table:table-cell table:formula="of:=[.B9]*100" office:value-type="float" office:value="160.13" calcext:value-type="float">
            <text:p>160,13</text:p>
          </table:table-cell>
          <table:table-cell/>
          <table:table-cell table:formula="of:=[.B9]*[.B9]*[.A9]" office:value-type="float" office:value="46.15491042" calcext:value-type="float">
            <text:p>46,15491042</text:p>
          </table:table-cell>
          <table:table-cell table:formula="of:=[.A9]*[.A9]" office:value-type="float" office:value="324" calcext:value-type="float">
            <text:p>324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5347" calcext:value-type="float">
            <text:p>1,5347</text:p>
          </table:table-cell>
          <table:table-cell/>
          <table:table-cell table:formula="of:=[.B10]*100" office:value-type="float" office:value="153.47" calcext:value-type="float">
            <text:p>153,47</text:p>
          </table:table-cell>
          <table:table-cell/>
          <table:table-cell table:formula="of:=[.B10]*[.B10]*[.A10]" office:value-type="float" office:value="54.17199407" calcext:value-type="float">
            <text:p>54,17199407</text:p>
          </table:table-cell>
          <table:table-cell table:formula="of:=[.A10]*[.A10]" office:value-type="float" office:value="529" calcext:value-type="float">
            <text:p>529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5153" calcext:value-type="float">
            <text:p>1,5153</text:p>
          </table:table-cell>
          <table:table-cell/>
          <table:table-cell table:formula="of:=[.B11]*100" office:value-type="float" office:value="151.53" calcext:value-type="float">
            <text:p>151,53</text:p>
          </table:table-cell>
          <table:table-cell/>
          <table:table-cell table:formula="of:=[.B11]*[.B11]*[.A11]" office:value-type="float" office:value="64.29175452" calcext:value-type="float">
            <text:p>64,29175452</text:p>
          </table:table-cell>
          <table:table-cell table:formula="of:=[.A11]*[.A11]" office:value-type="float" office:value="784" calcext:value-type="float">
            <text:p>784</text:p>
          </table:table-cell>
          <table:table-cell table:number-columns-repeated="6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3"/>
          <table:table-cell office:value-type="float" office:value="87.53280957" calcext:value-type="float">
            <text:p>87,53280957</text:p>
          </table:table-cell>
          <table:table-cell office:value-type="float" office:value="79.10236306" calcext:value-type="float">
            <text:p>79,10236306</text:p>
          </table:table-cell>
          <table:table-cell office:value-type="float" office:value="68.9113008" calcext:value-type="float">
            <text:p>68,9113008</text:p>
          </table:table-cell>
          <table:table-cell office:value-type="float" office:value="57.90449025" calcext:value-type="float">
            <text:p>57,90449025</text:p>
          </table:table-cell>
          <table:table-cell office:value-type="float" office:value="49.0283298" calcext:value-type="float">
            <text:p>49,0283298</text:p>
          </table:table-cell>
          <table:table-cell office:value-type="float" office:value="42.3057654" calcext:value-type="float">
            <text:p>42,3057654</text:p>
          </table:table-cell>
          <table:table-cell office:value-type="float" office:value="39.89899693" calcext:value-type="float">
            <text:p>39,89899693</text:p>
          </table:table-cell>
          <table:table-cell office:value-type="float" office:value="46.15491042" calcext:value-type="float">
            <text:p>46,15491042</text:p>
          </table:table-cell>
          <table:table-cell office:value-type="float" office:value="54.17199407" calcext:value-type="float">
            <text:p>54,17199407</text:p>
          </table:table-cell>
          <table:table-cell office:value-type="float" office:value="64.29175452" calcext:value-type="float">
            <text:p>64,29175452</text:p>
          </table:table-cell>
        </table:table-row>
        <table:table-row table:style-name="ro1">
          <table:table-cell table:number-columns-repeated="3"/>
          <table:table-cell office:value-type="float" office:value="1369" calcext:value-type="float">
            <text:p>1369</text:p>
          </table:table-cell>
          <table:table-cell office:value-type="float" office:value="1156" calcext:value-type="float">
            <text:p>1156</text:p>
          </table:table-cell>
          <table:table-cell office:value-type="float" office:value="900" calcext:value-type="float">
            <text:p>900</text:p>
          </table:table-cell>
          <table:table-cell office:value-type="float" office:value="625" calcext:value-type="float">
            <text:p>625</text:p>
          </table:table-cell>
          <table:table-cell office:value-type="float" office:value="400" calcext:value-type="float">
            <text:p>400</text:p>
          </table:table-cell>
          <table:table-cell office:value-type="float" office:value="225" calcext:value-type="float">
            <text:p>225</text:p>
          </table:table-cell>
          <table:table-cell office:value-type="float" office:value="169" calcext:value-type="float">
            <text:p>169</text:p>
          </table:table-cell>
          <table:table-cell office:value-type="float" office:value="324" calcext:value-type="float">
            <text:p>324</text:p>
          </table:table-cell>
          <table:table-cell office:value-type="float" office:value="529" calcext:value-type="float">
            <text:p>529</text:p>
          </table:table-cell>
          <table:table-cell office:value-type="float" office:value="784" calcext:value-type="float">
            <text:p>7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5T23:47:08.768000000</meta:creation-date>
    <dc:date>2022-11-16T00:54:23.831000000</dc:date>
    <meta:editing-duration>PT1H7M14S</meta:editing-duration>
    <meta:editing-cycles>3</meta:editing-cycles>
    <meta:generator>LibreOffice/7.4.1.2$Windows_X86_64 LibreOffice_project/3c58a8f3a960df8bc8fd77b461821e42c061c5f0</meta:generator>
    <meta:document-statistic meta:table-count="1" meta:cell-count="75" meta:object-count="0"/>
  </office:meta>
</office:document-meta>
</file>